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erif" svg:font-family="'Droid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roid Serif" fo:font-size="18pt" fo:font-style="italic" fo:font-weight="normal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Droid Serif" fo:font-size="18pt" fo:font-style="normal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Droid Serif" fo:font-size="18pt" fo:font-style="italic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text-align="center"/>
      <style:text-properties style:font-name="Droid Serif" fo:font-size="18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Droid Serif" fo:font-size="18pt" fo:font-style="italic" fo:font-weight="normal" style:font-size-asian="18pt" style:font-size-complex="18pt"/>
    </style:style>
    <style:style style:name="T2" style:family="text">
      <style:text-properties style:font-name="Droid Serif" fo:font-size="18pt" fo:font-style="normal" fo:font-weight="bold" style:font-size-asian="18pt" style:font-size-complex="18pt"/>
    </style:style>
    <style:style style:name="T3" style:family="text">
      <style:text-properties style:font-name="Droid Serif" fo:font-weight="bold"/>
    </style:style>
    <style:style style:name="T4" style:family="text">
      <style:text-properties style:font-name="Droid Serif" fo:font-size="18pt" fo:font-style="italic" style:font-size-asian="18pt" style:font-size-complex="18pt"/>
    </style:style>
    <style:style style:name="T5" style:family="text">
      <style:text-properties style:font-name="Droid Serif" fo:font-size="18pt" fo:font-weight="bold" style:letter-kerning="true" style:font-name-asian="WenQuanYi Micro Hei" style:font-size-asian="18pt" style:font-name-complex="Lohit Hindi" style:font-size-complex="18pt"/>
    </style:style>
    <style:style style:name="T6" style:family="text">
      <style:text-properties style:font-name="Droid Serif" fo:font-size="18pt" fo:font-weight="bold" style:font-size-asian="18pt" style:font-size-complex="18pt"/>
    </style:style>
    <style:style style:name="T7" style:family="text">
      <style:text-properties style:font-name="Droid Serif" fo:font-style="italic"/>
    </style:style>
    <style:style style:name="T8" style:family="text">
      <style:text-properties style:font-name="Droid Serif" fo:font-size="18pt" fo:font-style="italic" style:letter-kerning="true" style:font-name-asian="WenQuanYi Micro Hei" style:font-size-asian="1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cm" svg:y="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cm" svg:y="2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cm" svg:y="2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cm" svg:y="2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cm" svg:y="2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cm" svg:y="2cm">
          <text:p text:style-name="P1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cm" svg:y="2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2cm">
          <text:p text:style-name="P1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cm" svg:y="4cm"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4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4cm">
          <text:p text:style-name="P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4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4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4cm">
          <text:p text:style-name="P5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8cm" svg:y="4cm">
          <text:p text:style-name="P1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9cm" svg:y="4cm">
          <text:p text:style-name="P1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2cm" svg:y="5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3cm" svg:y="5cm">
          <text:p text:style-name="P1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5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5cm" svg:y="5cm">
          <text:p text:style-name="P1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6cm" svg:y="5cm">
          <text:p text:style-name="P1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7cm" svg:y="5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5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5cm">
          <text:p text:style-name="P1"><text:span text:style-name="T3">h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8.4cm" svg:y1="6.5cm" svg:x2="8.4cm" svg:y2="6cm">
          <text:p/>
        </draw:line>
        <draw:line draw:style-name="gr2" draw:text-style-name="P7" draw:layer="layout" svg:x1="7.5cm" svg:y1="6.501cm" svg:x2="7.5cm" svg:y2="6.001cm">
          <text:p/>
        </draw:line>
        <draw:line draw:style-name="gr2" draw:text-style-name="P7" draw:layer="layout" svg:x1="4.5cm" svg:y1="6.501cm" svg:x2="4.5cm" svg:y2="6.001cm">
          <text:p/>
        </draw:line>
        <draw:line draw:style-name="gr2" draw:text-style-name="P7" draw:layer="layout" svg:x1="2.5cm" svg:y1="6.501cm" svg:x2="2.5cm" svg:y2="6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erif" svg:font-family="'Droid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5.2.2.2$Linux_X86_64 LibreOffice_project/20m0$Build-2</meta:generator>
    <dc:date>2016-11-29T21:30:31.536080035</dc:date>
    <meta:editing-duration>PT1H57M56S</meta:editing-duration>
    <meta:editing-cycles>30</meta:editing-cycles>
    <meta:document-statistic meta:object-count="36"/>
  </office:meta>
</office:document-meta>
</file>